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Line 50 – rawdf- rawDF</text:p>
      <text:p text:style-name="Standaard">Line 68 – [1:4] - [1:6]<text:s/></text:p>
      <text:p text:style-name="Standaard">Line 79- <text:s/>Unnocupied – Unnocuped</text:p>
      <text:p text:style-name="Standaard">Line 94 – normalize – Normalise</text:p>
      <text:p text:style-name="Standaard">Line 112 <text:s/>missing comma after 8143</text:p>
      <text:p text:style-name="Standaard">Line 135 – NULL - null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mco de boer</meta:initial-creator>
    <dc:creator>remco de boer</dc:creator>
    <meta:creation-date>2021-09-26T08:12:00Z</meta:creation-date>
    <dc:date>2021-09-26T08:18:00Z</dc:date>
    <meta:template xlink:href="Normal.dotm" xlink:type="simple"/>
    <meta:editing-cycles>1</meta:editing-cycles>
    <meta:editing-duration>PT360S</meta:editing-duration>
    <meta:document-statistic meta:page-count="1" meta:paragraph-count="1" meta:word-count="26" meta:character-count="171" meta:row-count="1" meta:non-whitespace-character-count="146"/>
  </office:meta>
</office:document-meta>
</file>